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9.012cm" svg:x="0cm" svg:y="7.055cm">
            <draw:object draw:notify-on-update-of-ranges="Hoja1.A2:Hoja1.A2 Hoja1.A3:Hoja1.A13 Hoja1.B2:Hoja1.B2 Hoja1.B3:Hoja1.B13 Hoja1.C2:Hoja1.C2 Hoja1.C3:Hoja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13cm" svg:x="16.836cm" svg:y="6.924cm">
            <draw:object draw:notify-on-update-of-ranges="Hoja1.E1:Hoja1.E2 Hoja1.E3:Hoja1.E13 Hoja1.F1:Hoja1.F2 Hoja1.F3:Hoja1.F13 Hoja1.G1:Hoja1.G2 Hoja1.G3:Hoja1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9.013cm" svg:x="33.225cm" svg:y="7.037cm">
            <draw:object draw:notify-on-update-of-ranges="Hoja1.J1:Hoja1.J2 Hoja1.J3:Hoja1.J13 Hoja1.K1:Hoja1.K2 Hoja1.K3:Hoja1.K13 Hoja1.L1:Hoja1.L2 Hoja1.L3:Hoja1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oca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Globale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Dinamico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Tiempo ATC </text:p>
          </table:table-cell>
          <table:table-cell office:value-type="string" calcext:value-type="string">
            <text:p>Tiempo PC</text:p>
          </table:table-cell>
          <table:table-cell/>
          <table:table-cell office:value-type="string" calcext:value-type="string">
            <text:p>Bytes</text:p>
          </table:table-cell>
          <table:table-cell office:value-type="string" calcext:value-type="string">
            <text:p>Tiempo ATC </text:p>
          </table:table-cell>
          <table:table-cell office:value-type="string" calcext:value-type="string">
            <text:p>Tiempo PC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office:value-type="string" calcext:value-type="string">
            <text:p>Tiempo ATC </text:p>
          </table:table-cell>
          <table:table-cell office:value-type="string" calcext:value-type="string">
            <text:p>Tiempo PC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0470351" calcext:value-type="float">
            <text:p>0,000470351</text:p>
          </table:table-cell>
          <table:table-cell office:value-type="float" office:value="0.000195528" calcext:value-type="float">
            <text:p>0,000195528</text:p>
          </table:table-cell>
          <table:table-cell/>
          <table:table-cell office:value-type="float" office:value="524288" calcext:value-type="float">
            <text:p>524288</text:p>
          </table:table-cell>
          <table:table-cell office:value-type="float" office:value="0.000566736" calcext:value-type="float">
            <text:p>0,000566736</text:p>
          </table:table-cell>
          <table:table-cell office:value-type="float" office:value="0.000102823" calcext:value-type="float">
            <text:p>0,000102823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0.000361375" calcext:value-type="float">
            <text:p>0,000361375</text:p>
          </table:table-cell>
          <table:table-cell office:value-type="float" office:value="0.000110297" calcext:value-type="float">
            <text:p>0,00011029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0550487" calcext:value-type="float">
            <text:p>0,000550487</text:p>
          </table:table-cell>
          <table:table-cell office:value-type="float" office:value="0.000321425" calcext:value-type="float">
            <text:p>0,000321425</text:p>
          </table:table-cell>
          <table:table-cell/>
          <table:table-cell office:value-type="float" office:value="1048576" calcext:value-type="float">
            <text:p>1048576</text:p>
          </table:table-cell>
          <table:table-cell office:value-type="float" office:value="0.000694664" calcext:value-type="float">
            <text:p>0,000694664</text:p>
          </table:table-cell>
          <table:table-cell office:value-type="float" office:value="0.000286449" calcext:value-type="float">
            <text:p>0,000286449</text:p>
          </table:table-cell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0.000883653" calcext:value-type="float">
            <text:p>0,000883653</text:p>
          </table:table-cell>
          <table:table-cell office:value-type="float" office:value="0.000421784" calcext:value-type="float">
            <text:p>0,00042178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1830576" calcext:value-type="float">
            <text:p>0,001830576</text:p>
          </table:table-cell>
          <table:table-cell office:value-type="float" office:value="0.000622842" calcext:value-type="float">
            <text:p>0,000622842</text:p>
          </table:table-cell>
          <table:table-cell/>
          <table:table-cell office:value-type="float" office:value="2097152" calcext:value-type="float">
            <text:p>2097152</text:p>
          </table:table-cell>
          <table:table-cell office:value-type="float" office:value="0.001353386" calcext:value-type="float">
            <text:p>0,001353386</text:p>
          </table:table-cell>
          <table:table-cell office:value-type="float" office:value="0.000458172" calcext:value-type="float">
            <text:p>0,000458172</text:p>
          </table:table-cell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0.001881336" calcext:value-type="float">
            <text:p>0,001881336</text:p>
          </table:table-cell>
          <table:table-cell office:value-type="float" office:value="0.000540166" calcext:value-type="float">
            <text:p>0,00054016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4194304" calcext:value-type="float">
            <text:p>4194304</text:p>
          </table:table-cell>
          <table:table-cell office:value-type="float" office:value="0.002677504" calcext:value-type="float">
            <text:p>0,002677504</text:p>
          </table:table-cell>
          <table:table-cell office:value-type="float" office:value="0.001123835" calcext:value-type="float">
            <text:p>0,001123835</text:p>
          </table:table-cell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0.002729792" calcext:value-type="float">
            <text:p>0,002729792</text:p>
          </table:table-cell>
          <table:table-cell office:value-type="float" office:value="0.00130716" calcext:value-type="float">
            <text:p>0,0013071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8388608" calcext:value-type="float">
            <text:p>8388608</text:p>
          </table:table-cell>
          <table:table-cell office:value-type="float" office:value="0.004969129" calcext:value-type="float">
            <text:p>0,004969129</text:p>
          </table:table-cell>
          <table:table-cell office:value-type="float" office:value="0.002619039" calcext:value-type="float">
            <text:p>0,002619039</text:p>
          </table:table-cell>
          <table:table-cell table:number-columns-repeated="2"/>
          <table:table-cell office:value-type="float" office:value="8388608" calcext:value-type="float">
            <text:p>8388608</text:p>
          </table:table-cell>
          <table:table-cell office:value-type="float" office:value="0.004933475" calcext:value-type="float">
            <text:p>0,004933475</text:p>
          </table:table-cell>
          <table:table-cell office:value-type="float" office:value="0.002578332" calcext:value-type="float">
            <text:p>0,00257833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16777216" calcext:value-type="float">
            <text:p>16777216</text:p>
          </table:table-cell>
          <table:table-cell office:value-type="float" office:value="0.009025316" calcext:value-type="float">
            <text:p>0,009025316</text:p>
          </table:table-cell>
          <table:table-cell office:value-type="float" office:value="0.005486005" calcext:value-type="float">
            <text:p>0,005486005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 office:value-type="float" office:value="0.008827536" calcext:value-type="float">
            <text:p>0,008827536</text:p>
          </table:table-cell>
          <table:table-cell office:value-type="float" office:value="0.005210996" calcext:value-type="float">
            <text:p>0,005210996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.01737856" calcext:value-type="float">
            <text:p>0,01737856</text:p>
          </table:table-cell>
          <table:table-cell office:value-type="float" office:value="0.010761692" calcext:value-type="float">
            <text:p>0,010761692</text:p>
          </table:table-cell>
          <table:table-cell table:number-columns-repeated="2"/>
          <table:table-cell office:value-type="float" office:value="33554432" calcext:value-type="float">
            <text:p>33554432</text:p>
          </table:table-cell>
          <table:table-cell office:value-type="float" office:value="0.016668563" calcext:value-type="float">
            <text:p>0,016668563</text:p>
          </table:table-cell>
          <table:table-cell office:value-type="float" office:value="0.008899047" calcext:value-type="float">
            <text:p>0,008899047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67108864" calcext:value-type="float">
            <text:p>67108864</text:p>
          </table:table-cell>
          <table:table-cell office:value-type="float" office:value="0.034468847" calcext:value-type="float">
            <text:p>0,034468847</text:p>
          </table:table-cell>
          <table:table-cell office:value-type="float" office:value="0.024422571" calcext:value-type="float">
            <text:p>0,024422571</text:p>
          </table:table-cell>
          <table:table-cell table:number-columns-repeated="2"/>
          <table:table-cell office:value-type="float" office:value="67108864" calcext:value-type="float">
            <text:p>67108864</text:p>
          </table:table-cell>
          <table:table-cell office:value-type="float" office:value="0.032550488" calcext:value-type="float">
            <text:p>0,032550488</text:p>
          </table:table-cell>
          <table:table-cell office:value-type="float" office:value="0.019097119" calcext:value-type="float">
            <text:p>0,019097119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.066656231" calcext:value-type="float">
            <text:p>0,066656231</text:p>
          </table:table-cell>
          <table:table-cell office:value-type="float" office:value="0.044430703" calcext:value-type="float">
            <text:p>0,044430703</text:p>
          </table:table-cell>
          <table:table-cell table:number-columns-repeated="2"/>
          <table:table-cell office:value-type="float" office:value="134217728" calcext:value-type="float">
            <text:p>134217728</text:p>
          </table:table-cell>
          <table:table-cell office:value-type="float" office:value="0.064483873" calcext:value-type="float">
            <text:p>0,064483873</text:p>
          </table:table-cell>
          <table:table-cell office:value-type="float" office:value="0.042916344" calcext:value-type="float">
            <text:p>0,042916344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268435456" calcext:value-type="float">
            <text:p>268435456</text:p>
          </table:table-cell>
          <table:table-cell office:value-type="float" office:value="0.13093326" calcext:value-type="float">
            <text:p>0,13093326</text:p>
          </table:table-cell>
          <table:table-cell office:value-type="float" office:value="0.08769955" calcext:value-type="float">
            <text:p>0,08769955</text:p>
          </table:table-cell>
          <table:table-cell table:number-columns-repeated="2"/>
          <table:table-cell office:value-type="float" office:value="268435456" calcext:value-type="float">
            <text:p>268435456</text:p>
          </table:table-cell>
          <table:table-cell office:value-type="float" office:value="0.126980703" calcext:value-type="float">
            <text:p>0,126980703</text:p>
          </table:table-cell>
          <table:table-cell office:value-type="float" office:value="0.075320815" calcext:value-type="float">
            <text:p>0,075320815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.131841598" calcext:value-type="float">
            <text:p>0,131841598</text:p>
          </table:table-cell>
          <table:table-cell office:value-type="float" office:value="0.093542466" calcext:value-type="float">
            <text:p>0,093542466</text:p>
          </table:table-cell>
          <table:table-cell table:number-columns-repeated="2"/>
          <table:table-cell office:value-type="float" office:value="536870912" calcext:value-type="float">
            <text:p>536870912</text:p>
          </table:table-cell>
          <table:table-cell office:value-type="float" office:value="0.245421535" calcext:value-type="float">
            <text:p>0,245421535</text:p>
          </table:table-cell>
          <table:table-cell office:value-type="float" office:value="0.150668802" calcext:value-type="float">
            <text:p>0,150668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01:55:01.854993901</meta:creation-date>
    <dc:date>2021-03-13T02:46:59.629915724</dc:date>
    <meta:editing-duration>PT21M46S</meta:editing-duration>
    <meta:editing-cycles>2</meta:editing-cycles>
    <meta:generator>LibreOffice/6.4.6.2$Linux_X86_64 LibreOffice_project/40$Build-2</meta:generator>
    <meta:document-statistic meta:table-count="1" meta:cell-count="11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bar" chart:style-name="ch1">
        <chart:title svg:x="6.197cm" svg:y="0.316cm" chart:style-name="ch2">
          <text:p>Vectores Locales</text:p>
        </chart:title>
        <chart:legend chart:legend-position="end" svg:x="13.208cm" svg:y="3.958cm" style:legend-expansion="high" chart:style-name="ch3"/>
        <chart:plot-area chart:style-name="ch4" table:cell-range-address="Hoja1.A2:Hoja1.C13" chart:data-source-has-labels="both" svg:x="0.32cm" svg:y="1.275cm" svg:width="12.568cm" svg:height="7.558cm">
          <chartooo:coordinate-region svg:x="1.603cm" svg:y="1.474cm" svg:width="11.285cm" svg:height="5.65cm"/>
          <chart:axis chart:dimension="x" chart:name="primary-x" chart:style-name="ch5" chartooo:axis-type="text">
            <chart:categories table:cell-range-address="Hoja1.A3:Hoja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3:Hoja1.B13" chart:label-cell-address="Hoja1.B2:Hoja1.B2" chart:class="chart:bar">
            <chart:data-point chart:repeated="11"/>
          </chart:series>
          <chart:series chart:style-name="ch9" chart:values-cell-range-address="Hoja1.C3:Hoja1.C13" chart:label-cell-address="Hoja1.C2:Hoja1.C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ATC </text:p>
                <draw:g>
                  <svg:desc>Hoja1.B2:Hoja1.B2</svg:desc>
                </draw:g>
              </table:table-cell>
              <table:table-cell office:value-type="string">
                <text:p>Tiempo PC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A3:Hoja1.A13</svg:desc>
                </draw:g>
              </table:table-cell>
              <table:table-cell office:value-type="float" office:value="0.000470351">
                <text:p>0.000470351</text:p>
                <draw:g>
                  <svg:desc>Hoja1.B3:Hoja1.B13</svg:desc>
                </draw:g>
              </table:table-cell>
              <table:table-cell office:value-type="float" office:value="0.000195528">
                <text:p>0.000195528</text:p>
                <draw:g>
                  <svg:desc>Hoja1.C3:Hoja1.C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550487">
                <text:p>0.000550487</text:p>
              </table:table-cell>
              <table:table-cell office:value-type="float" office:value="0.000321425">
                <text:p>0.00032142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830576">
                <text:p>0.001830576</text:p>
              </table:table-cell>
              <table:table-cell office:value-type="float" office:value="0.000622842">
                <text:p>0.00062284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bar" chart:style-name="ch1">
        <chart:title svg:x="6.091cm" svg:y="0.316cm" chart:style-name="ch2">
          <text:p>Vectores Globales</text:p>
        </chart:title>
        <chart:legend chart:legend-position="end" svg:x="13.102cm" svg:y="3.959cm" style:legend-expansion="high" chart:style-name="ch3"/>
        <chart:plot-area chart:style-name="ch4" table:cell-range-address="Hoja1.E1:Hoja1.G13" chart:data-source-has-labels="both" svg:x="0.32cm" svg:y="1.275cm" svg:width="12.462cm" svg:height="7.559cm">
          <chartooo:coordinate-region svg:x="1.603cm" svg:y="1.275cm" svg:width="11.179cm" svg:height="5.651cm"/>
          <chart:axis chart:dimension="x" chart:name="primary-x" chart:style-name="ch5" chartooo:axis-type="auto">
            <chartooo:date-scale/>
            <chart:categories table:cell-range-address="Hoja1.E3:Hoja1.E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F3:Hoja1.F13" chart:label-cell-address="Hoja1.F1:Hoja1.F2" chart:class="chart:bar">
            <chart:data-point chart:repeated="11"/>
          </chart:series>
          <chart:series chart:style-name="ch9" chart:values-cell-range-address="Hoja1.G3:Hoja1.G13" chart:label-cell-address="Hoja1.G1:Hoja1.G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ATC </text:p>
                <text:list>
                  <text:list-item>
                    <text:p/>
                  </text:list-item>
                  <text:list-item>
                    <text:p>Tiempo ATC </text:p>
                  </text:list-item>
                </text:list>
                <draw:g>
                  <svg:desc>Hoja1.F1:Hoja1.F2</svg:desc>
                </draw:g>
              </table:table-cell>
              <table:table-cell office:value-type="string">
                <text:p>Tiempo PC</text:p>
                <text:list>
                  <text:list-item>
                    <text:p/>
                  </text:list-item>
                  <text:list-item>
                    <text:p>Tiempo PC</text:p>
                  </text:list-item>
                </text:list>
                <draw:g>
                  <svg:desc>Hoja1.G1:Hoja1.G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E3:Hoja1.E13</svg:desc>
                </draw:g>
              </table:table-cell>
              <table:table-cell office:value-type="float" office:value="0.000566736">
                <text:p>0.000566736</text:p>
                <draw:g>
                  <svg:desc>Hoja1.F3:Hoja1.F13</svg:desc>
                </draw:g>
              </table:table-cell>
              <table:table-cell office:value-type="float" office:value="0.000102823">
                <text:p>0.000102823</text:p>
                <draw:g>
                  <svg:desc>Hoja1.G3:Hoja1.G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694664">
                <text:p>0.000694664</text:p>
              </table:table-cell>
              <table:table-cell office:value-type="float" office:value="0.000286449">
                <text:p>0.00028644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353386">
                <text:p>0.001353386</text:p>
              </table:table-cell>
              <table:table-cell office:value-type="float" office:value="0.000458172">
                <text:p>0.00045817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2677504">
                <text:p>0.002677504</text:p>
              </table:table-cell>
              <table:table-cell office:value-type="float" office:value="0.001123835">
                <text:p>0.00112383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4969129">
                <text:p>0.004969129</text:p>
              </table:table-cell>
              <table:table-cell office:value-type="float" office:value="0.002619039">
                <text:p>0.00261903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09025316">
                <text:p>0.009025316</text:p>
              </table:table-cell>
              <table:table-cell office:value-type="float" office:value="0.005486005">
                <text:p>0.005486005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1737856">
                <text:p>0.01737856</text:p>
              </table:table-cell>
              <table:table-cell office:value-type="float" office:value="0.010761692">
                <text:p>0.01076169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34468847">
                <text:p>0.034468847</text:p>
              </table:table-cell>
              <table:table-cell office:value-type="float" office:value="0.024422571">
                <text:p>0.02442257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0.066656231">
                <text:p>0.066656231</text:p>
              </table:table-cell>
              <table:table-cell office:value-type="float" office:value="0.044430703">
                <text:p>0.044430703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13093326">
                <text:p>0.13093326</text:p>
              </table:table-cell>
              <table:table-cell office:value-type="float" office:value="0.08769955">
                <text:p>0.08769955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0.131841598">
                <text:p>0.131841598</text:p>
              </table:table-cell>
              <table:table-cell office:value-type="float" office:value="0.093542466">
                <text:p>0.093542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bar" chart:style-name="ch1">
        <chart:title svg:x="5.919cm" svg:y="0.316cm" chart:style-name="ch2">
          <text:p>Vectores Dinámicos</text:p>
        </chart:title>
        <chart:legend chart:legend-position="end" svg:x="13.102cm" svg:y="3.959cm" style:legend-expansion="high" chart:style-name="ch3"/>
        <chart:plot-area chart:style-name="ch4" table:cell-range-address="Hoja1.J1:Hoja1.L13" chart:data-source-has-labels="both" svg:x="0.32cm" svg:y="1.275cm" svg:width="12.462cm" svg:height="7.559cm">
          <chartooo:coordinate-region svg:x="1.603cm" svg:y="1.275cm" svg:width="11.179cm" svg:height="5.651cm"/>
          <chart:axis chart:dimension="x" chart:name="primary-x" chart:style-name="ch5" chartooo:axis-type="auto">
            <chartooo:date-scale/>
            <chart:categories table:cell-range-address="Hoja1.J3:Hoja1.J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K3:Hoja1.K13" chart:label-cell-address="Hoja1.K1:Hoja1.K2" chart:class="chart:bar">
            <chart:data-point chart:repeated="11"/>
          </chart:series>
          <chart:series chart:style-name="ch9" chart:values-cell-range-address="Hoja1.L3:Hoja1.L13" chart:label-cell-address="Hoja1.L1:Hoja1.L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ATC </text:p>
                <text:list>
                  <text:list-item>
                    <text:p/>
                  </text:list-item>
                  <text:list-item>
                    <text:p>Tiempo ATC </text:p>
                  </text:list-item>
                </text:list>
                <draw:g>
                  <svg:desc>Hoja1.K1:Hoja1.K2</svg:desc>
                </draw:g>
              </table:table-cell>
              <table:table-cell office:value-type="string">
                <text:p>Tiempo PC</text:p>
                <text:list>
                  <text:list-item>
                    <text:p/>
                  </text:list-item>
                  <text:list-item>
                    <text:p>Tiempo PC</text:p>
                  </text:list-item>
                </text:list>
                <draw:g>
                  <svg:desc>Hoja1.L1:Hoja1.L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J3:Hoja1.J13</svg:desc>
                </draw:g>
              </table:table-cell>
              <table:table-cell office:value-type="float" office:value="0.000361375">
                <text:p>0.000361375</text:p>
                <draw:g>
                  <svg:desc>Hoja1.K3:Hoja1.K13</svg:desc>
                </draw:g>
              </table:table-cell>
              <table:table-cell office:value-type="float" office:value="0.000110297">
                <text:p>0.000110297</text:p>
                <draw:g>
                  <svg:desc>Hoja1.L3:Hoja1.L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883653">
                <text:p>0.000883653</text:p>
              </table:table-cell>
              <table:table-cell office:value-type="float" office:value="0.000421784">
                <text:p>0.00042178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881336">
                <text:p>0.001881336</text:p>
              </table:table-cell>
              <table:table-cell office:value-type="float" office:value="0.000540166">
                <text:p>0.00054016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2729792">
                <text:p>0.002729792</text:p>
              </table:table-cell>
              <table:table-cell office:value-type="float" office:value="0.00130716">
                <text:p>0.0013071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4933475">
                <text:p>0.004933475</text:p>
              </table:table-cell>
              <table:table-cell office:value-type="float" office:value="0.002578332">
                <text:p>0.00257833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08827536">
                <text:p>0.008827536</text:p>
              </table:table-cell>
              <table:table-cell office:value-type="float" office:value="0.005210996">
                <text:p>0.00521099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16668563">
                <text:p>0.016668563</text:p>
              </table:table-cell>
              <table:table-cell office:value-type="float" office:value="0.008899047">
                <text:p>0.00889904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32550488">
                <text:p>0.032550488</text:p>
              </table:table-cell>
              <table:table-cell office:value-type="float" office:value="0.019097119">
                <text:p>0.019097119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0.064483873">
                <text:p>0.064483873</text:p>
              </table:table-cell>
              <table:table-cell office:value-type="float" office:value="0.042916344">
                <text:p>0.04291634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126980703">
                <text:p>0.126980703</text:p>
              </table:table-cell>
              <table:table-cell office:value-type="float" office:value="0.075320815">
                <text:p>0.075320815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0.245421535">
                <text:p>0.245421535</text:p>
              </table:table-cell>
              <table:table-cell office:value-type="float" office:value="0.150668802">
                <text:p>0.150668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